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798cm" fo:min-width="4.072cm"/>
    </style:style>
    <style:style style:name="gr2" style:family="graphic" style:parent-style-name="standard">
      <style:graphic-properties draw:textarea-horizontal-align="justify" draw:textarea-vertical-align="middle" draw:auto-grow-height="false" fo:min-height="2.798cm" fo:min-width="4.326cm"/>
    </style:style>
    <style:style style:name="gr3" style:family="graphic" style:parent-style-name="standard">
      <style:graphic-properties draw:textarea-horizontal-align="justify" draw:textarea-vertical-align="middle" draw:auto-grow-height="false" fo:min-height="2.798cm" fo:min-width="2.8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style:font-size-asian="18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.572cm" svg:height="3.048cm" svg:x="7.62cm" svg:y="1.604cm">
          <text:p text:style-name="P1">Load Balancer</text:p>
          <text:p text:style-name="P1">(L4 switch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22.452cm" svg:y="1.578cm">
          <text:p text:style-name="P1">Backend</text:p>
          <text:p text:style-name="P1">App Server</text:p>
          <text:p text:style-name="P1">(L4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15.24cm" svg:y="1.604cm">
          <text:p text:style-name="P1">Front</text:p>
          <text:p text:style-name="P1">Web Server</text:p>
          <text:p text:style-name="P1">(Nginx or<text:line-break/>Apache Httpd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02cm" svg:height="3.048cm" svg:x="1.462cm" svg:y="1.604cm">
          <text:p text:style-name="P1">사용자</text:p>
          <text:p text:style-name="P1">브라우저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794cm" svg:height="0.725cm" svg:x="5.08cm" svg:y="2.54cm">
          <draw:text-box>
            <text:p><text:span text:style-name="T1">http/1.1</text:span></text:p>
          </draw:text-box>
        </draw:frame>
        <draw:frame draw:style-name="gr4" draw:text-style-name="P2" draw:layer="layout" svg:width="2.794cm" svg:height="0.725cm" svg:x="12.78cm" svg:y="2.515cm">
          <draw:text-box>
            <text:p><text:span text:style-name="T1">http/1.1</text:span></text:p>
          </draw:text-box>
        </draw:frame>
        <draw:frame draw:style-name="gr5" draw:text-style-name="P2" draw:layer="layout" svg:width="2.794cm" svg:height="1.199cm" svg:x="20.266cm" svg:y="2.04cm">
          <draw:text-box>
            <text:p><text:span text:style-name="T1">ajp or</text:span></text:p>
            <text:p><text:span text:style-name="T1">http/1.1</text:span></text:p>
          </draw:text-box>
        </draw:frame>
        <draw:custom-shape draw:style-name="gr2" draw:text-style-name="P1" draw:layer="layout" svg:width="4.826cm" svg:height="3.048cm" svg:x="22.452cm" svg:y="1.578cm">
          <text:p text:style-name="P1">Backend</text:p>
          <text:p text:style-name="P1">App Server</text:p>
          <text:p text:style-name="P1">(Tomcat 등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15.24cm" svg:y="1.604cm">
          <text:p text:style-name="P1">Front</text:p>
          <text:p text:style-name="P1">Web Server</text:p>
          <text:p text:style-name="P1">(Nginx or<text:line-break/>Apache Httpd)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726cm" svg:y1="3.302cm" svg:x2="7.774cm" svg:y2="3.265cm">
          <text:p/>
        </draw:line>
        <draw:line draw:style-name="gr6" draw:text-style-name="P1" draw:layer="layout" svg:x1="12.226cm" svg:y1="3.303cm" svg:x2="15.274cm" svg:y2="3.266cm">
          <text:p/>
        </draw:line>
        <draw:line draw:style-name="gr6" draw:text-style-name="P1" draw:layer="layout" svg:x1="20.026cm" svg:y1="3.303cm" svg:x2="22.552cm" svg:y2="3.266cm">
          <text:p/>
        </draw:lin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4" draw:layer="layout" svg:width="4.572cm" svg:height="3.048cm" svg:x="7.62cm" svg:y="1.604cm">
          <text:p text:style-name="P1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26cm" svg:height="3.048cm" svg:x="22.452cm" svg:y="1.578cm">
          <text:p text:style-name="P1"><text:span text:style-name="T2">Backend</text:span></text:p>
          <text:p text:style-name="P1"><text:span text:style-name="T2">App Server</text:span></text:p>
          <text:p text:style-name="P1"><text:span text:style-name="T2">(Tomcat </text:span><text:span text:style-name="T2">등</text:span><text:span text:style-name="T2">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26cm" svg:height="3.048cm" svg:x="15.24cm" svg:y="1.604cm">
          <text:p text:style-name="P1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302cm" svg:height="3.048cm" svg:x="1.462cm" svg:y="1.604cm">
          <text:p text:style-name="P1"><text:span text:style-name="T3">사용자</text:span></text:p>
          <text:p text:style-name="P1"><text:span text:style-name="T3">브라우저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794cm" svg:height="0.725cm" svg:x="5.08cm" svg:y="2.54cm">
          <draw:text-box>
            <text:p><text:span text:style-name="T1">h2</text:span></text:p>
          </draw:text-box>
        </draw:frame>
        <draw:frame draw:style-name="gr4" draw:text-style-name="P2" draw:layer="layout" svg:width="2.794cm" svg:height="0.725cm" svg:x="20.466cm" svg:y="2.64cm">
          <draw:text-box>
            <text:p><text:span text:style-name="T1">h2c</text:span></text:p>
          </draw:text-box>
        </draw:frame>
        <draw:line draw:style-name="gr6" draw:text-style-name="P1" draw:layer="layout" svg:x1="4.726cm" svg:y1="3.302cm" svg:x2="7.774cm" svg:y2="3.265cm">
          <text:p/>
        </draw:line>
        <draw:line draw:style-name="gr6" draw:text-style-name="P1" draw:layer="layout" svg:x1="12.226cm" svg:y1="3.303cm" svg:x2="15.274cm" svg:y2="3.266cm">
          <text:p/>
        </draw:line>
        <draw:line draw:style-name="gr6" draw:text-style-name="P1" draw:layer="layout" svg:x1="20.026cm" svg:y1="3.304cm" svg:x2="22.552cm" svg:y2="3.267cm">
          <text:p/>
        </draw:lin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.572cm" svg:height="3.048cm" svg:x="7.62cm" svg:y="1.604cm">
          <text:p text:style-name="P1">Load Balancer</text:p>
          <text:p text:style-name="P1">(L4 switch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22.452cm" svg:y="1.578cm">
          <text:p text:style-name="P1">Backend</text:p>
          <text:p text:style-name="P1">App Server</text:p>
          <text:p text:style-name="P1">(L4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15.24cm" svg:y="1.604cm">
          <text:p text:style-name="P1">Front</text:p>
          <text:p text:style-name="P1">Web Server</text:p>
          <text:p text:style-name="P1">(Nginx or<text:line-break/>Apache Httpd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02cm" svg:height="3.048cm" svg:x="1.462cm" svg:y="1.604cm">
          <text:p text:style-name="P1">사용자</text:p>
          <text:p text:style-name="P1">브라우저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794cm" svg:height="0.725cm" svg:x="5.08cm" svg:y="2.54cm">
          <draw:text-box>
            <text:p><text:span text:style-name="T1">h2</text:span></text:p>
          </draw:text-box>
        </draw:frame>
        <draw:frame draw:style-name="gr4" draw:text-style-name="P2" draw:layer="layout" svg:width="2.794cm" svg:height="0.725cm" svg:x="12.78cm" svg:y="2.515cm">
          <draw:text-box>
            <text:p><text:span text:style-name="T1">h2</text:span></text:p>
          </draw:text-box>
        </draw:frame>
        <draw:frame draw:style-name="gr5" draw:text-style-name="P2" draw:layer="layout" svg:width="2.794cm" svg:height="1.199cm" svg:x="20.266cm" svg:y="2.04cm">
          <draw:text-box>
            <text:p><text:span text:style-name="T1"/></text:p>
            <text:p><text:span text:style-name="T1">http/1.1</text:span></text:p>
          </draw:text-box>
        </draw:frame>
        <draw:custom-shape draw:style-name="gr2" draw:text-style-name="P1" draw:layer="layout" svg:width="4.826cm" svg:height="3.048cm" svg:x="22.452cm" svg:y="1.578cm">
          <text:p text:style-name="P1">Backend</text:p>
          <text:p text:style-name="P1">App Server</text:p>
          <text:p text:style-name="P1">(Tomcat 등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15.24cm" svg:y="1.604cm">
          <text:p text:style-name="P1">Front</text:p>
          <text:p text:style-name="P1">Web Server</text:p>
          <text:p text:style-name="P1">(Nginx)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726cm" svg:y1="3.302cm" svg:x2="7.774cm" svg:y2="3.265cm">
          <text:p/>
        </draw:line>
        <draw:line draw:style-name="gr6" draw:text-style-name="P1" draw:layer="layout" svg:x1="12.226cm" svg:y1="3.303cm" svg:x2="15.274cm" svg:y2="3.266cm">
          <text:p/>
        </draw:line>
        <draw:line draw:style-name="gr6" draw:text-style-name="P1" draw:layer="layout" svg:x1="20.026cm" svg:y1="3.304cm" svg:x2="22.552cm" svg:y2="3.267cm">
          <text:p/>
        </draw:lin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.572cm" svg:height="3.048cm" svg:x="7.62cm" svg:y="1.604cm">
          <text:p text:style-name="P1">Load Balancer</text:p>
          <text:p text:style-name="P1">(HA Proxy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22.452cm" svg:y="1.578cm">
          <text:p text:style-name="P1">Backend</text:p>
          <text:p text:style-name="P1">App Server</text:p>
          <text:p text:style-name="P1">(L4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15.24cm" svg:y="1.604cm">
          <text:p text:style-name="P1">Front</text:p>
          <text:p text:style-name="P1">Web Server</text:p>
          <text:p text:style-name="P1">(Nginx or<text:line-break/>Apache Httpd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02cm" svg:height="3.048cm" svg:x="1.462cm" svg:y="1.604cm">
          <text:p text:style-name="P1">사용자</text:p>
          <text:p text:style-name="P1">브라우저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794cm" svg:height="0.725cm" svg:x="5.08cm" svg:y="2.54cm">
          <draw:text-box>
            <text:p><text:span text:style-name="T1">h2</text:span></text:p>
          </draw:text-box>
        </draw:frame>
        <draw:frame draw:style-name="gr4" draw:text-style-name="P2" draw:layer="layout" svg:width="2.794cm" svg:height="0.725cm" svg:x="12.78cm" svg:y="2.515cm">
          <draw:text-box>
            <text:p><text:span text:style-name="T1">http/1.1</text:span></text:p>
          </draw:text-box>
        </draw:frame>
        <draw:frame draw:style-name="gr4" draw:text-style-name="P2" draw:layer="layout" svg:width="2.794cm" svg:height="0.725cm" svg:x="20.666cm" svg:y="2.54cm">
          <draw:text-box>
            <text:p><text:span text:style-name="T1">ajp</text:span></text:p>
          </draw:text-box>
        </draw:frame>
        <draw:custom-shape draw:style-name="gr2" draw:text-style-name="P1" draw:layer="layout" svg:width="4.826cm" svg:height="3.048cm" svg:x="22.452cm" svg:y="1.578cm">
          <text:p text:style-name="P1">Backend</text:p>
          <text:p text:style-name="P1">App Server</text:p>
          <text:p text:style-name="P1">(Tomcat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15.24cm" svg:y="1.604cm">
          <text:p text:style-name="P1">Front</text:p>
          <text:p text:style-name="P1">Web Server</text:p>
          <text:p text:style-name="P1">(Apache Httpd)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726cm" svg:y1="3.302cm" svg:x2="7.774cm" svg:y2="3.265cm">
          <text:p/>
        </draw:line>
        <draw:line draw:style-name="gr6" draw:text-style-name="P1" draw:layer="layout" svg:x1="12.226cm" svg:y1="3.303cm" svg:x2="15.274cm" svg:y2="3.266cm">
          <text:p/>
        </draw:line>
        <draw:line draw:style-name="gr6" draw:text-style-name="P1" draw:layer="layout" svg:x1="20.026cm" svg:y1="3.304cm" svg:x2="22.552cm" svg:y2="3.267cm">
          <text:p/>
        </draw:lin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.572cm" svg:height="3.048cm" svg:x="10.968cm" svg:y="1.524cm">
          <text:p text:style-name="P1">Load Balancer</text:p>
          <text:p text:style-name="P1">(L4 switch</text:p>
          <text:p text:style-name="P1">/HA Proxy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22.452cm" svg:y="1.578cm">
          <text:p text:style-name="P1">Backend</text:p>
          <text:p text:style-name="P1">App Server</text:p>
          <text:p text:style-name="P1">(Tomcat 등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02cm" svg:height="3.048cm" svg:x="1.462cm" svg:y="1.604cm">
          <text:p text:style-name="P1">사용자</text:p>
          <text:p text:style-name="P1">브라우저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794cm" svg:height="0.725cm" svg:x="6.604cm" svg:y="2.577cm">
          <draw:text-box>
            <text:p><text:span text:style-name="T1">h2</text:span></text:p>
          </draw:text-box>
        </draw:frame>
        <draw:frame draw:style-name="gr4" draw:text-style-name="P2" draw:layer="layout" svg:width="2.794cm" svg:height="0.725cm" svg:x="17.526cm" svg:y="2.577cm">
          <draw:text-box>
            <text:p><text:span text:style-name="T1">h2c</text:span></text:p>
          </draw:text-box>
        </draw:frame>
        <draw:line draw:style-name="gr6" draw:text-style-name="P1" draw:layer="layout" svg:x1="4.726cm" svg:y1="3.302cm" svg:x2="10.968cm" svg:y2="3.302cm">
          <text:p/>
        </draw:line>
        <draw:line draw:style-name="gr6" draw:text-style-name="P1" draw:layer="layout" svg:x1="15.748cm" svg:y1="3.339cm" svg:x2="22.452cm" svg:y2="3.302cm">
          <text:p/>
        </draw:lin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.572cm" svg:height="3.048cm" svg:x="10.968cm" svg:y="1.524cm">
          <text:p text:style-name="P1">Load Balancer</text:p>
          <text:p text:style-name="P1">(L4 switch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22.452cm" svg:y="1.578cm">
          <text:p text:style-name="P1">Backend</text:p>
          <text:p text:style-name="P1">App Server</text:p>
          <text:p text:style-name="P1">(Tomcat 등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02cm" svg:height="3.048cm" svg:x="1.462cm" svg:y="1.604cm">
          <text:p text:style-name="P1">사용자</text:p>
          <text:p text:style-name="P1">브라우저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794cm" svg:height="0.725cm" svg:x="6.604cm" svg:y="2.577cm">
          <draw:text-box>
            <text:p><text:span text:style-name="T1">h2</text:span></text:p>
          </draw:text-box>
        </draw:frame>
        <draw:frame draw:style-name="gr4" draw:text-style-name="P2" draw:layer="layout" svg:width="2.794cm" svg:height="0.725cm" svg:x="17.526cm" svg:y="2.577cm">
          <draw:text-box>
            <text:p><text:span text:style-name="T1">h2</text:span></text:p>
          </draw:text-box>
        </draw:frame>
        <draw:line draw:style-name="gr6" draw:text-style-name="P1" draw:layer="layout" svg:x1="4.726cm" svg:y1="3.302cm" svg:x2="10.968cm" svg:y2="3.302cm">
          <text:p/>
        </draw:line>
        <draw:line draw:style-name="gr6" draw:text-style-name="P1" draw:layer="layout" svg:x1="15.748cm" svg:y1="3.339cm" svg:x2="22.452cm" svg:y2="3.302cm">
          <text:p/>
        </draw:lin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start="Arrow" draw:marker-start-width="0.051cm" draw:marker-end="Arrow" draw:marker-end-width="0.05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6T08:08:25.869713915</meta:creation-date>
    <dc:date>2017-11-28T09:11:23.196593717</dc:date>
    <meta:editing-duration>PT2H35M29S</meta:editing-duration>
    <meta:editing-cycles>18</meta:editing-cycles>
    <meta:generator>LibreOffice/5.1.6.2$Linux_X86_64 LibreOffice_project/10m0$Build-2</meta:generator>
    <meta:document-statistic meta:object-count="92"/>
  </office:meta>
</office:document-meta>
</file>